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066cm" table:align="margins" style:writing-mode="lr-tb"/>
    </style:style>
    <style:style style:name="Table1.A" style:family="table-column">
      <style:table-column-properties style:column-width="8.532cm" style:rel-column-width="32767*"/>
    </style:style>
    <style:style style:name="Table1.B" style:family="table-column">
      <style:table-column-properties style:column-width="8.534cm" style:rel-column-width="32768*"/>
    </style:style>
    <style:style style:name="Table1.A1" style:family="table-cell">
      <style:table-cell-properties fo:padding="0.097cm" fo:border-left="0.035cm solid #4c4c4c" fo:border-right="none" fo:border-top="0.035cm solid #4c4c4c" fo:border-bottom="0.035cm solid #4c4c4c"/>
    </style:style>
    <style:style style:name="Table1.B1" style:family="table-cell">
      <style:table-cell-properties fo:padding="0.097cm" fo:border="0.035cm solid #4c4c4c"/>
    </style:style>
    <style:style style:name="Table1.A2" style:family="table-cell">
      <style:table-cell-properties fo:padding="0.097cm" fo:border-left="0.035cm solid #4c4c4c" fo:border-right="none" fo:border-top="none" fo:border-bottom="0.035cm solid #4c4c4c"/>
    </style:style>
    <style:style style:name="Table1.B2" style:family="table-cell">
      <style:table-cell-properties fo:padding="0.097cm" fo:border-left="0.035cm solid #4c4c4c" fo:border-right="0.035cm solid #4c4c4c" fo:border-top="none" fo:border-bottom="0.035cm solid #4c4c4c"/>
    </style:style>
    <style:style style:name="Table5" style:family="table">
      <style:table-properties style:width="17.066cm" table:align="margins" style:writing-mode="lr-tb"/>
    </style:style>
    <style:style style:name="Table5.A" style:family="table-column">
      <style:table-column-properties style:column-width="3.267cm" style:rel-column-width="12545*"/>
    </style:style>
    <style:style style:name="Table5.B" style:family="table-column">
      <style:table-column-properties style:column-width="13.799cm" style:rel-column-width="52990*"/>
    </style:style>
    <style:style style:name="Table5.A1" style:family="table-cell">
      <style:table-cell-properties fo:padding="0.097cm" fo:border-left="0.035cm solid #4c4c4c" fo:border-right="none" fo:border-top="0.035cm solid #4c4c4c" fo:border-bottom="0.035cm solid #4c4c4c"/>
    </style:style>
    <style:style style:name="Table5.B1" style:family="table-cell">
      <style:table-cell-properties fo:padding="0.097cm" fo:border="0.035cm solid #4c4c4c"/>
    </style:style>
    <style:style style:name="Table5.A2" style:family="table-cell">
      <style:table-cell-properties fo:padding="0.097cm" fo:border-left="0.035cm solid #4c4c4c" fo:border-right="none" fo:border-top="none" fo:border-bottom="0.035cm solid #4c4c4c"/>
    </style:style>
    <style:style style:name="Table5.B2" style:family="table-cell">
      <style:table-cell-properties fo:padding="0.097cm" fo:border-left="0.035cm solid #4c4c4c" fo:border-right="0.035cm solid #4c4c4c" fo:border-top="none" fo:border-bottom="0.035cm solid #4c4c4c"/>
    </style:style>
    <style:style style:name="Table5.A3" style:family="table-cell">
      <style:table-cell-properties style:vertical-align="middle" fo:padding="0.097cm" fo:border-left="0.035cm solid #4c4c4c" fo:border-right="none" fo:border-top="none" fo:border-bottom="0.035cm solid #4c4c4c"/>
    </style:style>
    <style:style style:name="Table5.B3.1" style:family="table-column">
      <style:table-column-properties style:column-width="3.595cm" style:rel-column-width="13803*"/>
    </style:style>
    <style:style style:name="Table5.B3.2" style:family="table-column">
      <style:table-column-properties style:column-width="10.204cm" style:rel-column-width="39187*"/>
    </style:style>
    <style:style style:name="Table4" style:family="table">
      <style:table-properties style:width="17.066cm" table:align="margins" style:writing-mode="lr-tb"/>
    </style:style>
    <style:style style:name="Table4.A" style:family="table-column">
      <style:table-column-properties style:column-width="3.729cm" style:rel-column-width="14317*"/>
    </style:style>
    <style:style style:name="Table4.B" style:family="table-column">
      <style:table-column-properties style:column-width="13.337cm" style:rel-column-width="51218*"/>
    </style:style>
    <style:style style:name="Table4.A1" style:family="table-cell">
      <style:table-cell-properties fo:padding="0.097cm" fo:border-left="0.035cm solid #4c4c4c" fo:border-right="none" fo:border-top="0.035cm solid #4c4c4c" fo:border-bottom="0.035cm solid #4c4c4c"/>
    </style:style>
    <style:style style:name="Table4.B1" style:family="table-cell">
      <style:table-cell-properties fo:padding="0.097cm" fo:border="0.035cm solid #4c4c4c"/>
    </style:style>
    <style:style style:name="Table4.A2" style:family="table-cell">
      <style:table-cell-properties fo:padding="0.097cm" fo:border-left="0.035cm solid #4c4c4c" fo:border-right="none" fo:border-top="none" fo:border-bottom="0.035cm solid #4c4c4c"/>
    </style:style>
    <style:style style:name="Table4.B2" style:family="table-cell">
      <style:table-cell-properties fo:padding="0.097cm" fo:border-left="0.035cm solid #4c4c4c" fo:border-right="0.035cm solid #4c4c4c" fo:border-top="none" fo:border-bottom="0.035cm solid #4c4c4c"/>
    </style:style>
    <style:style style:name="Table4.A3" style:family="table-cell">
      <style:table-cell-properties style:vertical-align="middle" fo:padding="0.097cm" fo:border-left="0.035cm solid #4c4c4c" fo:border-right="none" fo:border-top="none" fo:border-bottom="0.035cm solid #4c4c4c"/>
    </style:style>
    <style:style style:name="Table2" style:family="table">
      <style:table-properties style:width="17.066cm" table:align="margins" style:writing-mode="lr-tb"/>
    </style:style>
    <style:style style:name="Table2.A" style:family="table-column">
      <style:table-column-properties style:column-width="4.454cm" style:rel-column-width="17104*"/>
    </style:style>
    <style:style style:name="Table2.B" style:family="table-column">
      <style:table-column-properties style:column-width="12.612cm" style:rel-column-width="48431*"/>
    </style:style>
    <style:style style:name="Table2.A1" style:family="table-cell">
      <style:table-cell-properties fo:padding="0.097cm" fo:border-left="0.035cm solid #4c4c4c" fo:border-right="none" fo:border-top="0.035cm solid #4c4c4c" fo:border-bottom="0.035cm solid #4c4c4c"/>
    </style:style>
    <style:style style:name="Table2.B1" style:family="table-cell">
      <style:table-cell-properties fo:padding="0.097cm" fo:border="0.035cm solid #4c4c4c"/>
    </style:style>
    <style:style style:name="Table2.A2" style:family="table-cell">
      <style:table-cell-properties fo:padding="0.097cm" fo:border-left="0.035cm solid #4c4c4c" fo:border-right="none" fo:border-top="none" fo:border-bottom="0.035cm solid #4c4c4c"/>
    </style:style>
    <style:style style:name="Table2.B2" style:family="table-cell">
      <style:table-cell-properties fo:padding="0.097cm" fo:border-left="0.035cm solid #4c4c4c" fo:border-right="0.035cm solid #4c4c4c" fo:border-top="none" fo:border-bottom="0.035cm solid #4c4c4c"/>
    </style:style>
    <style:style style:name="Table2.A4" style:family="table-cell">
      <style:table-cell-properties style:vertical-align="middle" fo:padding="0.097cm" fo:border-left="0.035cm solid #4c4c4c" fo:border-right="none" fo:border-top="none" fo:border-bottom="0.035cm solid #4c4c4c"/>
    </style:style>
    <style:style style:name="Table3" style:family="table">
      <style:table-properties style:width="17.039cm" table:align="margins" style:writing-mode="lr-tb"/>
    </style:style>
    <style:style style:name="Table3.A" style:family="table-column">
      <style:table-column-properties style:column-width="8.52cm" style:rel-column-width="32767*"/>
    </style:style>
    <style:style style:name="Table3.B" style:family="table-column">
      <style:table-column-properties style:column-width="4.26cm" style:rel-column-width="16384*"/>
    </style:style>
    <style:style style:name="Table3.A1" style:family="table-cell">
      <style:table-cell-properties fo:padding="0.097cm" fo:border-left="0.035cm solid #4c4c4c" fo:border-right="none" fo:border-top="0.035cm solid #4c4c4c" fo:border-bottom="0.035cm solid #4c4c4c"/>
    </style:style>
    <style:style style:name="Table3.C1" style:family="table-cell">
      <style:table-cell-properties fo:padding="0.097cm" fo:border="0.035cm solid #4c4c4c"/>
    </style:style>
    <style:style style:name="Table3.A2" style:family="table-cell">
      <style:table-cell-properties fo:padding="0.097cm" fo:border-left="0.035cm solid #4c4c4c" fo:border-right="none" fo:border-top="none" fo:border-bottom="0.035cm solid #4c4c4c"/>
    </style:style>
    <style:style style:name="Table3.C2" style:family="table-cell">
      <style:table-cell-properties fo:padding="0.097cm" fo:border-left="0.035cm solid #4c4c4c" fo:border-right="0.035cm solid #4c4c4c" fo:border-top="none" fo:border-bottom="0.035cm solid #4c4c4c"/>
    </style:style>
    <style:style style:name="P1" style:family="paragraph" style:parent-style-name="Heading_20_1">
      <style:text-properties fo:font-size="24pt" style:font-size-asian="24pt" style:font-size-complex="24pt"/>
    </style:style>
    <style:style style:name="P2" style:family="paragraph" style:parent-style-name="Standard">
      <style:text-properties fo:font-size="24pt" style:text-underline-style="solid" style:text-underline-type="double" style:text-underline-width="auto" style:text-underline-color="font-color" style:font-size-asian="24pt" style:font-size-complex="24pt"/>
    </style:style>
    <style:style style:name="P3" style:family="paragraph" style:parent-style-name="Standard">
      <style:text-properties fo:font-size="10pt" style:font-size-asian="10pt" style:font-size-complex="10pt" text:display="tru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font-size="24pt" style:font-size-asian="24pt" style:font-size-complex="24pt"/>
    </style:style>
    <style:style style:name="P6" style:family="paragraph" style:parent-style-name="Standard">
      <style:paragraph-properties fo:margin-left="0cm" fo:margin-right="0cm" fo:text-indent="0cm" style:auto-text-indent="false"/>
      <style:text-properties fo:font-weight="normal" style:font-weight-asian="normal" style:font-weight-complex="normal"/>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able_20_Contents">
      <style:paragraph-properties fo:margin-left="0cm" fo:margin-right="0cm" fo:text-indent="0cm" style:auto-text-indent="false"/>
      <style:text-properties style:font-name="FreeSans"/>
    </style:style>
    <style:style style:name="P9" style:family="paragraph" style:parent-style-name="Table_20_Contents">
      <style:paragraph-properties fo:margin-left="0cm" fo:margin-right="0cm" fo:text-align="start" style:justify-single-word="false" fo:text-indent="0cm" style:auto-text-indent="false"/>
      <style:text-properties style:font-name="FreeSans"/>
    </style:style>
    <style:style style:name="P10" style:family="paragraph" style:parent-style-name="Table">
      <style:paragraph-properties fo:margin-left="0cm" fo:margin-right="0cm" fo:text-align="center" style:justify-single-word="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text-properties fo:font-weight="bold"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fo:background-color="#e6e6ff" fo:padding="0.101cm" fo:border="0.035cm solid #999999" style:shadow="none">
        <style:background-image/>
      </style:paragraph-properties>
    </style:style>
    <style:style style:name="P14" style:family="paragraph" style:parent-style-name="Standard">
      <style:paragraph-properties fo:margin-left="3.752cm" fo:margin-right="0cm" fo:text-align="start" style:justify-single-word="false" fo:text-indent="0cm" style:auto-text-indent="false"/>
      <style:text-properties style:font-name="FreeSans"/>
    </style:style>
    <style:style style:name="P15" style:family="paragraph" style:parent-style-name="Standard">
      <style:paragraph-properties fo:margin-left="3.752cm" fo:margin-right="0cm" fo:text-align="start" style:justify-single-word="false" fo:text-indent="0cm" style:auto-text-indent="false"/>
      <style:text-properties style:font-name="FreeSans" fo:font-size="18pt" style:font-size-asian="18pt" style:font-size-complex="18pt"/>
    </style:style>
    <style:style style:name="P16" style:family="paragraph" style:parent-style-name="Table_20_Heading">
      <style:text-properties style:font-name="FreeSans"/>
    </style:style>
    <style:style style:name="P17" style:family="paragraph" style:parent-style-name="Table_20_Contents">
      <style:text-properties style:font-name="FreeSans"/>
    </style:style>
    <style:style style:name="P18" style:family="paragraph" style:parent-style-name="Standard" style:master-page-name="Convert_20_1">
      <style:paragraph-properties fo:margin-left="0cm" fo:margin-right="0cm" fo:text-align="center" style:justify-single-word="false" fo:text-indent="0cm" style:auto-text-indent="false"/>
      <style:text-properties fo:font-variant="small-caps" fo:font-size="18pt" fo:font-weight="bold" style:font-size-asian="18pt" style:font-weight-asian="bold" style:font-size-complex="18pt"/>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Heading_20_2">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22" style:family="paragraph" style:parent-style-name="Heading_20_1" style:master-page-name="Standard">
      <style:text-properties fo:font-size="24pt" style:font-size-asian="24pt" style:font-size-complex="24pt"/>
    </style:style>
    <style:style style:name="P23" style:family="paragraph" style:parent-style-name="Heading_20_1" style:master-page-name="Convert_20_2"/>
    <style:style style:name="P24" style:family="paragraph" style:parent-style-name="Table_20_Contents">
      <style:text-properties style:font-name="FreeSans"/>
    </style:style>
    <style:style style:name="P25" style:family="paragraph" style:parent-style-name="Table_20_Contents">
      <style:paragraph-properties fo:margin-left="0cm" fo:margin-right="0cm" fo:text-indent="0cm" style:auto-text-indent="false"/>
      <style:text-properties style:font-name="FreeSans"/>
    </style:style>
    <style:style style:name="P26" style:family="paragraph" style:parent-style-name="Table_20_Heading">
      <style:text-properties style:font-name="FreeSans"/>
    </style:style>
    <style:style style:name="P27" style:family="paragraph" style:parent-style-name="Contents_20_1">
      <style:paragraph-properties>
        <style:tab-stops>
          <style:tab-stop style:position="16.565cm" style:type="right" style:leader-style="dotted" style:leader-text="."/>
        </style:tab-stops>
      </style:paragraph-properties>
    </style:style>
    <style:style style:name="P28" style:family="paragraph" style:parent-style-name="Contents_20_2">
      <style:paragraph-properties>
        <style:tab-stops>
          <style:tab-stop style:position="1.376cm"/>
          <style:tab-stop style:position="16.304cm" style:type="right" style:leader-style="dotted" style:leader-text="."/>
          <style:tab-stop style:position="16.665cm"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is-list-header="true"/>
      <text:h text:style-name="P1" text:outline-level="1" text:is-list-header="true"/>
      <text:p text:style-name="P2"/>
      <text:p text:style-name="P5"/>
      <text:p text:style-name="P15"><text:span text:style-name="T1">mod_gridfactory</text:span><text:line-break/></text:p>
      <text:p text:style-name="P15">A RESTful web service for batch processing</text:p>
      <text:p text:style-name="P14"/>
      <text:p text:style-name="P14">Frederik Orellana</text:p>
      <text:p text:style-name="P14">Niels Bohr Institute</text:p>
      <text:p text:style-name="P14">Copenhagen University</text:p>
      <text:p text:style-name="P14">May 2008</text:p>
      <text:p text:style-name="P18">Contents</text:p>
      <text:p text:style-name="P4"/>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376cm" style:leader-char=" " style:with-tab="false"/>
            <text:index-entry-tab-stop style:type="left" style:position="16.665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Body_20_Text_20_3"/>
            <text:index-source-style text:style-name="Title"/>
            <text:index-source-style text:style-name="EmptyHeading"/>
          </text:index-source-styles>
          <text:index-source-styles text:outline-level="2">
            <text:index-source-style text:style-name="NumPar_20_2"/>
          </text:index-source-styles>
        </text:table-of-content-source>
        <text:index-body>
          <text:p text:style-name="P27"><text:a xlink:type="simple" xlink:href="#1.Introduction|outline">1 Introduction<text:tab/>3</text:a></text:p>
          <text:p text:style-name="P27"><text:a xlink:type="simple" xlink:href="#2.Compute jobs|outline">2 Compute jobs<text:tab/>3</text:a></text:p>
          <text:p text:style-name="P28"><text:a xlink:type="simple" xlink:href="#2.1.Job description|outline">2.1 <text:s/>Job description<text:tab/>3</text:a></text:p>
          <text:p text:style-name="P28"><text:a xlink:type="simple" xlink:href="#2.2.Job submission|outline">2.2 <text:s/>Job submission<text:tab/>4</text:a></text:p>
          <text:p text:style-name="P28"><text:a xlink:type="simple" xlink:href="#2.3.Job pickup|outline">2.3 <text:s/>Job pickup<text:tab/>4</text:a></text:p>
          <text:p text:style-name="P28"><text:a xlink:type="simple" xlink:href="#2.4.Job query|outline">2.4 <text:s/>Job query<text:tab/>4</text:a></text:p>
          <text:p text:style-name="P28"><text:a xlink:type="simple" xlink:href="#2.5.Job modification|outline">2.5 <text:s/>Job modification<text:tab/>4</text:a></text:p>
          <text:p text:style-name="P28"><text:a xlink:type="simple" xlink:href="#2.6.Job delivery|outline">2.6 <text:s/>Job delivery<text:tab/>4</text:a></text:p>
          <text:p text:style-name="P27"><text:a xlink:type="simple" xlink:href="#3.API|outline">3 API<text:tab/>4</text:a></text:p>
          <text:p text:style-name="P28"><text:a xlink:type="simple" xlink:href="#3.1.Mime types|outline">3.1 <text:s/>Mime types<text:tab/>4</text:a></text:p>
          <text:p text:style-name="P28"><text:a xlink:type="simple" xlink:href="#3.2.Uploading job input files|outline">3.2 <text:s/>Uploading job input files<text:tab/>5</text:a></text:p>
          <text:p text:style-name="P28"><text:a xlink:type="simple" xlink:href="#3.3.Getting job records|outline">3.3 <text:s/>Getting job records<text:tab/>5</text:a></text:p>
          <text:p text:style-name="P28"><text:a xlink:type="simple" xlink:href="#3.4.Getting a specific job record|outline">3.4 <text:s/>Getting a specific job record<text:tab/>5</text:a></text:p>
          <text:p text:style-name="P28"><text:a xlink:type="simple" xlink:href="#3.5.Downloading job input files|outline">3.5 <text:s/>Downloading job input files<text:tab/>7</text:a></text:p>
          <text:p text:style-name="P28"><text:a xlink:type="simple" xlink:href="#3.6.Uploading job output files|outline">3.6 <text:s/>Uploading job output files<text:tab/>7</text:a></text:p>
          <text:p text:style-name="P28"><text:a xlink:type="simple" xlink:href="#3.7.Modifying the status of a job|outline">3.7 <text:s/>Modifying the status of a job<text:tab/>7</text:a></text:p>
          <text:p text:style-name="P27"><text:a xlink:type="simple" xlink:href="#4.Bibliography|outline">4 Bibliography<text:tab/>7</text:a></text:p>
        </text:index-body>
      </text:table-of-content>
      <text:h text:style-name="P23" text:outline-level="1">Introduction</text:h>
      <text:p text:style-name="P4">GridFactory is a system for aggregating computing resources on local and wide area networks in order to carry out heavy-duty batch calculations. The system has a hierarchical pull-architecture, with servers pulling compute jobs from other servers and at the end of the chain, so-called worker nodes pulling jobs from one or several servers. The services running on the servers are implemented through Apache modules. The standard modules mod_dav and mod_ssl plus a new module, mod_gacl, are used to implement a file server with flexible access control based on X.509 identities and virtual organisation. mod_gacl is described in a separate publication. Compute jobs are described by records in a database – currently MySQL. The worker nodes interact with this database through a RESTful [<text:reference-ref text:reference-format="text" text:ref-name="REST">REST</text:reference-ref>] web service, also implemented as a new Apache module – mod_gridfactory. The web services making up a GridFactory server are the subject of the present paper.</text:p>
      <text:h text:style-name="Heading_20_1" text:outline-level="1">Compute jobs</text:h>
      <text:h text:style-name="Heading_20_2" text:outline-level="2">Job description</text:h>
      <text:p text:style-name="P4">A compute job is described by a record in a table in the database. This table has the following schema:</text:p>
      <text:p text:style-name="P4"/>
      <table:table table:name="Table3" table:style-name="Table3">
        <table:table-column table:style-name="Table3.A"/>
        <table:table-column table:style-name="Table3.B" table:number-columns-repeated="2"/>
        <table:table-row>
          <table:table-cell table:style-name="Table3.A1" office:value-type="string">
            <text:p text:style-name="P16">Field</text:p>
          </table:table-cell>
          <table:table-cell table:style-name="Table3.A1" office:value-type="string">
            <text:p text:style-name="P16">Type</text:p>
          </table:table-cell>
          <table:table-cell table:style-name="Table3.C1" office:value-type="string">
            <text:p text:style-name="P16">Description</text:p>
          </table:table-cell>
        </table:table-row>
        <table:table-row>
          <table:table-cell table:style-name="Table3.A2" office:value-type="string">
            <text:p text:style-name="P8">identifier</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name</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csStatus</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userInfo</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inputFileURLs</text:p>
          </table:table-cell>
          <table:table-cell table:style-name="Table3.A2" office:value-type="string">
            <text:p text:style-name="P8">text</text:p>
          </table:table-cell>
          <table:table-cell table:style-name="Table3.C2" office:value-type="string">
            <text:p text:style-name="P17"/>
          </table:table-cell>
        </table:table-row>
        <table:table-row>
          <table:table-cell table:style-name="Table3.A2" office:value-type="string">
            <text:p text:style-name="P8">outFileMapping</text:p>
          </table:table-cell>
          <table:table-cell table:style-name="Table3.A2" office:value-type="string">
            <text:p text:style-name="P8">text</text:p>
          </table:table-cell>
          <table:table-cell table:style-name="Table3.C2" office:value-type="string">
            <text:p text:style-name="P17"/>
          </table:table-cell>
        </table:table-row>
        <table:table-row>
          <table:table-cell table:style-name="Table3.A2" office:value-type="string">
            <text:p text:style-name="P8">providerInfo</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stdoutDest</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stderrDest</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created</text:p>
          </table:table-cell>
          <table:table-cell table:style-name="Table3.A2" office:value-type="string">
            <text:p text:style-name="P8">datetime</text:p>
          </table:table-cell>
          <table:table-cell table:style-name="Table3.C2" office:value-type="string">
            <text:p text:style-name="P17"/>
          </table:table-cell>
        </table:table-row>
        <table:table-row>
          <table:table-cell table:style-name="Table3.A2" office:value-type="string">
            <text:p text:style-name="P8">lastModified</text:p>
          </table:table-cell>
          <table:table-cell table:style-name="Table3.A2" office:value-type="string">
            <text:p text:style-name="P8">datetime</text:p>
          </table:table-cell>
          <table:table-cell table:style-name="Table3.C2" office:value-type="string">
            <text:p text:style-name="P17"/>
          </table:table-cell>
        </table:table-row>
        <table:table-row>
          <table:table-cell table:style-name="Table3.A2" office:value-type="string">
            <text:p text:style-name="P8">outTmp</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errTmp</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jobID</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metaData</text:p>
          </table:table-cell>
          <table:table-cell table:style-name="Table3.A2" office:value-type="string">
            <text:p text:style-name="P8">text</text:p>
          </table:table-cell>
          <table:table-cell table:style-name="Table3.C2" office:value-type="string">
            <text:p text:style-name="P17"/>
          </table:table-cell>
        </table:table-row>
        <table:table-row>
          <table:table-cell table:style-name="Table3.A2" office:value-type="string">
            <text:p text:style-name="P8">host</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gridTime</text:p>
          </table:table-cell>
          <table:table-cell table:style-name="Table3.A2" office:value-type="string">
            <text:p text:style-name="P8">int(16)</text:p>
          </table:table-cell>
          <table:table-cell table:style-name="Table3.C2" office:value-type="string">
            <text:p text:style-name="P17"/>
          </table:table-cell>
        </table:table-row>
        <table:table-row>
          <table:table-cell table:style-name="Table3.A2" office:value-type="string">
            <text:p text:style-name="P8">memory</text:p>
          </table:table-cell>
          <table:table-cell table:style-name="Table3.A2" office:value-type="string">
            <text:p text:style-name="P8">int(16)</text:p>
          </table:table-cell>
          <table:table-cell table:style-name="Table3.C2" office:value-type="string">
            <text:p text:style-name="P17"/>
          </table:table-cell>
        </table:table-row>
        <table:table-row>
          <table:table-cell table:style-name="Table3.A2" office:value-type="string">
            <text:p text:style-name="P8">executable</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executables</text:p>
          </table:table-cell>
          <table:table-cell table:style-name="Table3.A2" office:value-type="string">
            <text:p text:style-name="P8">text</text:p>
          </table:table-cell>
          <table:table-cell table:style-name="Table3.C2" office:value-type="string">
            <text:p text:style-name="P17"/>
          </table:table-cell>
        </table:table-row>
        <table:table-row>
          <table:table-cell table:style-name="Table3.A2" office:value-type="string">
            <text:p text:style-name="P8">opSys</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runtimeEnvironments</text:p>
          </table:table-cell>
          <table:table-cell table:style-name="Table3.A2" office:value-type="string">
            <text:p text:style-name="P8">text</text:p>
          </table:table-cell>
          <table:table-cell table:style-name="Table3.C2" office:value-type="string">
            <text:p text:style-name="P17"/>
          </table:table-cell>
        </table:table-row>
        <table:table-row>
          <table:table-cell table:style-name="Table3.A2" office:value-type="string">
            <text:p text:style-name="P8">allowedVOs</text:p>
          </table:table-cell>
          <table:table-cell table:style-name="Table3.A2" office:value-type="string">
            <text:p text:style-name="P8">varchar(255)</text:p>
          </table:table-cell>
          <table:table-cell table:style-name="Table3.C2" office:value-type="string">
            <text:p text:style-name="P17"/>
          </table:table-cell>
        </table:table-row>
        <table:table-row>
          <table:table-cell table:style-name="Table3.A2" office:value-type="string">
            <text:p text:style-name="P8">virtualize</text:p>
          </table:table-cell>
          <table:table-cell table:style-name="Table3.A2" office:value-type="string">
            <text:p text:style-name="P8">tinyint(4)</text:p>
          </table:table-cell>
          <table:table-cell table:style-name="Table3.C2" office:value-type="string">
            <text:p text:style-name="P17"/>
          </table:table-cell>
        </table:table-row>
      </table:table>
      <text:h text:style-name="P21" text:outline-level="2" text:is-list-header="true"/>
      <text:h text:style-name="Heading_20_2" text:outline-level="2">Job submission</text:h>
      <text:p text:style-name="P4">Submitting a job to a server consists in creating a directory in the job spool directory served via HTTPS and subsequently creating a file called “job” in this directory. The file called “job” is a shell script that contains directives in-lined as comments. A spool daemon on the server scans the spool directory with regular intervals and when a new job is found, parses these directives in the “job” file and creates a corresponding record in the database. </text:p>
      <text:h text:style-name="Heading_20_2" text:outline-level="2">Job pickup</text:h>
      <text:h text:style-name="Heading_20_2" text:outline-level="2">Job query</text:h>
      <text:h text:style-name="Heading_20_2" text:outline-level="2">Job modification</text:h>
      <text:h text:style-name="Heading_20_2" text:outline-level="2">Job output</text:h>
      <text:h text:style-name="Heading_20_1" text:outline-level="1">API</text:h>
      <text:h text:style-name="Heading_20_2" text:outline-level="2">Mime types</text:h>
      <text:p text:style-name="P4"/>
      <table:table table:name="Table1" table:style-name="Table1">
        <table:table-column table:style-name="Table1.A"/>
        <table:table-column table:style-name="Table1.B"/>
        <table:table-row>
          <table:table-cell table:style-name="Table1.A1" office:value-type="string">
            <text:p text:style-name="P16">Mimetype</text:p>
          </table:table-cell>
          <table:table-cell table:style-name="Table1.B1" office:value-type="string">
            <text:p text:style-name="P16">Description</text:p>
          </table:table-cell>
        </table:table-row>
        <table:table-row>
          <table:table-cell table:style-name="Table1.A2" office:value-type="string">
            <text:p text:style-name="P17">gridfactory/jobrecords+text</text:p>
          </table:table-cell>
          <table:table-cell table:style-name="Table1.B2" office:value-type="string">
            <text:p text:style-name="P9">A list of job records in the form of an SQL response (with newline as record separator and tab as field separator)</text:p>
          </table:table-cell>
        </table:table-row>
        <table:table-row>
          <table:table-cell table:style-name="Table1.A2" office:value-type="string">
            <text:p text:style-name="P17">gridfactory/jobrecord+text</text:p>
          </table:table-cell>
          <table:table-cell table:style-name="Table1.B2" office:value-type="string">
            <text:p text:style-name="P9">A job newline-separated job record with lines of the form [key]:[value]</text:p>
          </table:table-cell>
        </table:table-row>
      </table:table>
      <text:p text:style-name="P10">Table <text:sequence text:ref-name="refTable0" text:name="Table" text:formula="ooow:Table+1" style:num-format="1">1</text:sequence>: Mime types for request bodies and response documents.</text:p>
      <text:p text:style-name="P6">A job record contains the keys: identifier, name, csStatus, userInfo, inputFileURLs, outFileMapping, providerInfo, stdoutDest, stderrDest, created, lastModified, outTmp, errTmp, jobID, metaData, host, gridTime, memory, executable, executables, opSys, runtimeEnvironments, allowedVOs, virtualize, dbUrl.</text:p>
      <text:p text:style-name="P6">The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your setup, they may or may not agree.</text:p>
      <text:h text:style-name="Heading_20_2" text:outline-level="2">Uploading job input files</text:h>
      <text:h text:style-name="Heading_20_2" text:outline-level="2">Getting job records</text:h>
      <text:p text:style-name="P7"/>
      <table:table table:name="Table5" table:style-name="Table5">
        <table:table-column table:style-name="Table5.A"/>
        <table:table-column table:style-name="Table5.B"/>
        <table:table-row>
          <table:table-cell table:style-name="Table5.A1" office:value-type="string">
            <text:p text:style-name="P8">URL</text:p>
          </table:table-cell>
          <table:table-cell table:style-name="Table5.B1" office:value-type="string">
            <text:p text:style-name="P8">https://my.server/db/jobs/</text:p>
          </table:table-cell>
        </table:table-row>
        <table:table-row>
          <table:table-cell table:style-name="Table5.A2" office:value-type="string">
            <text:p text:style-name="P8">Method</text:p>
          </table:table-cell>
          <table:table-cell table:style-name="Table5.B2" office:value-type="string">
            <text:p text:style-name="P8">GET</text:p>
          </table:table-cell>
        </table:table-row>
        <table:table-row>
          <table:table-cell table:style-name="Table5.A3" office:value-type="string">
            <text:p text:style-name="P8">Query string</text:p>
          </table:table-cell>
          <table:table-cell>
            <table:table table:is-sub-table="true">
              <table:table-column table:style-name="Table5.B3.1"/>
              <table:table-column table:style-name="Table5.B3.2"/>
              <table:table-row>
                <table:table-cell table:style-name="Table5.A2" office:value-type="string">
                  <text:p text:style-name="P8">csStatus=</text:p>
                </table:table-cell>
                <table:table-cell table:style-name="Table5.B2" office:value-type="string">
                  <text:p text:style-name="P8">Filter by status</text:p>
                </table:table-cell>
              </table:table-row>
              <table:table-row>
                <table:table-cell table:style-name="Table5.A2" office:value-type="string">
                  <text:p text:style-name="P8">userInfo=</text:p>
                </table:table-cell>
                <table:table-cell table:style-name="Table5.B2" office:value-type="string">
                  <text:p text:style-name="P8">Filter by DN of submitter</text:p>
                </table:table-cell>
              </table:table-row>
              <table:table-row>
                <table:table-cell table:style-name="Table5.A2" office:value-type="string">
                  <text:p text:style-name="P8">providerInfo=</text:p>
                </table:table-cell>
                <table:table-cell table:style-name="Table5.B2" office:value-type="string">
                  <text:p text:style-name="P8">Filter by DN of provider</text:p>
                </table:table-cell>
              </table:table-row>
              <table:table-row>
                <table:table-cell table:style-name="Table5.A2" office:value-type="string">
                  <text:p text:style-name="P8">start=</text:p>
                </table:table-cell>
                <table:table-cell table:style-name="Table5.B2" office:value-type="string">
                  <text:p text:style-name="P8">The number of the first job to return - 0 is the number of the first job</text:p>
                </table:table-cell>
              </table:table-row>
              <table:table-row>
                <table:table-cell table:style-name="Table5.A2" office:value-type="string">
                  <text:p text:style-name="P8">end=</text:p>
                </table:table-cell>
                <table:table-cell table:style-name="Table5.B2" office:value-type="string">
                  <text:p text:style-name="P8">The number of the last job to return</text:p>
                </table:table-cell>
              </table:table-row>
            </table:table>
          </table:table-cell>
        </table:table-row>
        <table:table-row>
          <table:table-cell table:style-name="Table5.A3" office:value-type="string">
            <text:p text:style-name="P8">Returns</text:p>
          </table:table-cell>
          <table:table-cell>
            <table:table table:is-sub-table="true">
              <table:table-column table:style-name="Table5.B"/>
              <table:table-row>
                <table:table-cell table:style-name="Table5.B2" office:value-type="string">
                  <text:p text:style-name="P8">200 OK &amp; TEXT (gridfactory/jobrecords+text)</text:p>
                </table:table-cell>
              </table:table-row>
              <table:table-row>
                <table:table-cell table:style-name="Table5.B2" office:value-type="string">
                  <text:p text:style-name="P8">401 Unauthorized</text:p>
                </table:table-cell>
              </table:table-row>
              <table:table-row>
                <table:table-cell table:style-name="Table5.B2" office:value-type="string">
                  <text:p text:style-name="P8">404 Not Found</text:p>
                </table:table-cell>
              </table:table-row>
            </table:table>
          </table:table-cell>
        </table:table-row>
      </table:table>
      <text:p text:style-name="P10">Table <text:sequence text:ref-name="refTable1" text:name="Table" text:formula="ooow:Table+1" style:num-format="1">2</text:sequence>: Getting multiple job records.</text:p>
      <text:p text:style-name="P11">Example: </text:p>
      <text:p text:style-name="P12">GET https://pullsys.nbi.dk/grid/db/jobs/?status=ready&amp;start=0&amp;end=1</text:p>
      <text:p text:style-name="P13">- - - - - - - - - - - - - - - - - - - - - - - - </text:p>
      <text:p text:style-name="P13">200 OK</text:p>
      <text:p text:style-name="P13"/>
      <text:p text:style-name="P13">identifier<text:tab/>name<text:tab/>csStatus<text:tab/>userInfo<text:tab/>inputFileURLs<text:tab/>outFileMapping<text:tab/>providerInfo<text:tab/>stdoutDest<text:tab/>stderrDest<text:tab/>created<text:tab/>lastModified<text:tab/>outTmp<text:tab/>errTmp<text:tab/>jobID<text:tab/>metaData<text:tab/>host<text:tab/>gridTime<text:tab/>memory<text:tab/>executable<text:tab/>executables<text:tab/>opSys<text:tab/>runtimeEnvironments<text:tab/>allowedVOs<text:tab/>virtualize<text:tab/>dbUrl</text:p>
      <text:p text:style-name="P13">https://orellana.nbi.dk/grid/jobs/3a86aacc-2d5f-11dd-80f2-c3b981785945<text:tab/>job<text:tab/>ready<text:tab/><text:tab/>https://pullsys.nbi.dk/grid/jobs/3a86aacc-2d5f-11dd-80f2-c3b981785945/job<text:tab/><text:tab/><text:tab/>https://pullsys.nbi.dk/grid/jobs/3a86aacc-2d5f-11dd-80f2-c3b981785945/stdout<text:tab/>https://pullsys.nbi.dk/grid/jobs/3a86aacc-2d5f-11dd-80f2-c3b981785945/stderr<text:tab/>2008-05-29 11:11:32<text:tab/>2008-05-29 11:11:32<text:tab/><text:tab/><text:tab/><text:tab/><text:tab/><text:tab/>-1<text:tab/>-1<text:tab/>job<text:tab/><text:tab/><text:tab/><text:tab/><text:tab/>0<text:tab/>https://lx08/db/jobs/3a86aacc-2d5f-11dd-80f2-c3b981785945</text:p>
      <text:p text:style-name="P13">https://pullsys.nbi.dk/grid/jobs/3b16dcdd-2d5f-11dd-80f2-c3b981785945<text:tab/>job<text:tab/>ready<text:tab/><text:tab/>https://pullsys.nbi.dk/grid/jobs/3b16dcdd-2d5f-11dd-80f2-c3b981785945/job<text:tab/><text:tab/><text:tab/>https://pullsys.nbi.dk/grid/jobs/3b16dcdd-2d5f-11dd-80f2-c3b981785945/stdout<text:tab/>https://pullsys.nbi.dk/grid/jobs/3b16dcdd-2d5f-11dd-80f2-c3b981785945/stderr<text:tab/>2008-05-29 11:11:32<text:tab/>2008-05-29 11:11:32<text:tab/><text:tab/><text:tab/><text:tab/><text:tab/><text:tab/>-1<text:tab/>-1<text:tab/>job<text:tab/><text:tab/><text:tab/><text:tab/><text:tab/>0<text:tab/>https://lx08/db/jobs/3a86aacc-2d5f-11dd-80f2-c3b981785945</text:p>
      <text:h text:style-name="Heading_20_2" text:outline-level="2">Getting a specific job record</text:h>
      <text:p text:style-name="Standard"/>
      <table:table table:name="Table4" table:style-name="Table4">
        <table:table-column table:style-name="Table4.A"/>
        <table:table-column table:style-name="Table4.B"/>
        <table:table-row>
          <table:table-cell table:style-name="Table4.A1" office:value-type="string">
            <text:p text:style-name="P8">URL</text:p>
          </table:table-cell>
          <table:table-cell table:style-name="Table4.B1" office:value-type="string">
            <text:p text:style-name="P8">https://my.server/db/jobs/[identifier]</text:p>
          </table:table-cell>
        </table:table-row>
        <table:table-row>
          <table:table-cell table:style-name="Table4.A2" office:value-type="string">
            <text:p text:style-name="P8">Method</text:p>
          </table:table-cell>
          <table:table-cell table:style-name="Table4.B2" office:value-type="string">
            <text:p text:style-name="P8">GET</text:p>
          </table:table-cell>
        </table:table-row>
        <table:table-row>
          <table:table-cell table:style-name="Table4.A3" office:value-type="string">
            <text:p text:style-name="P8">Returns</text:p>
          </table:table-cell>
          <table:table-cell>
            <table:table table:is-sub-table="true">
              <table:table-column table:style-name="Table4.B"/>
              <table:table-row>
                <table:table-cell table:style-name="Table4.B2" office:value-type="string">
                  <text:p text:style-name="P8">200 OK &amp; TEXT (gridfactory/jobrecord+text)</text:p>
                </table:table-cell>
              </table:table-row>
              <table:table-row>
                <table:table-cell table:style-name="Table4.B2" office:value-type="string">
                  <text:p text:style-name="P8">401 Unauthorized</text:p>
                </table:table-cell>
              </table:table-row>
              <table:table-row>
                <table:table-cell table:style-name="Table4.B2" office:value-type="string">
                  <text:p text:style-name="P8">404 Not Found</text:p>
                </table:table-cell>
              </table:table-row>
            </table:table>
          </table:table-cell>
        </table:table-row>
      </table:table>
      <text:p text:style-name="P10">Table <text:sequence text:ref-name="refTable2" text:name="Table" text:formula="ooow:Table+1" style:num-format="1">3</text:sequence>: Getting a single job record.</text:p>
      <text:p text:style-name="P11">Example:</text:p>
      <text:p text:style-name="P12">GET http://lx08/db/jobs/3b16dcdd-2d5f-11dd-80f2-c3b981785945</text:p>
      <text:p text:style-name="P13">- - - - - - - - - - - - - - - - - - - - - - - - </text:p>
      <text:p text:style-name="P13">200 OK</text:p>
      <text:p text:style-name="P13"/>
      <text:p text:style-name="P13">identifier: https://orellana.nbi.dk/grid/jobs/3b16dcdd-2d5f-11dd-80f2-c3b981785945</text:p>
      <text:p text:style-name="P13">name: job</text:p>
      <text:p text:style-name="P13">csStatus: ready</text:p>
      <text:p text:style-name="P13">userInfo:</text:p>
      <text:p text:style-name="P13">inputFileURLs: https://pullsys.nbi.dk/grid/jobs/3b16dcdd-2d5f-11dd-80f2-c3b981785945/job</text:p>
      <text:p text:style-name="P13">outFileMapping:</text:p>
      <text:p text:style-name="P13">providerInfo:</text:p>
      <text:p text:style-name="P13">stdoutDest: https://pullsys.nbi.dk/grid/jobs/3b16dcdd-2d5f-11dd-80f2-c3b981785945/stdout</text:p>
      <text:p text:style-name="P13">stderrDest: https://pullsys.nbi.dk/grid/jobs/3b16dcdd-2d5f-11dd-80f2-c3b981785945/stderr</text:p>
      <text:p text:style-name="P13">created: 2008-05-29 11:11:32</text:p>
      <text:p text:style-name="P13">lastModified: 2008-05-29 11:11:32</text:p>
      <text:p text:style-name="P13">outTmp:</text:p>
      <text:p text:style-name="P13">errTmp:</text:p>
      <text:p text:style-name="P13">jobID:</text:p>
      <text:p text:style-name="P13">metaData:</text:p>
      <text:p text:style-name="P13">host:</text:p>
      <text:p text:style-name="P13">gridTime:-1</text:p>
      <text:p text:style-name="P13">memory:-1</text:p>
      <text:p text:style-name="P13">executable:job</text:p>
      <text:p text:style-name="P13">executables:</text:p>
      <text:p text:style-name="P13">opSys:</text:p>
      <text:p text:style-name="P13">runtimeEnvironments:</text:p>
      <text:p text:style-name="P13">allowedVOs:</text:p>
      <text:p text:style-name="P13">virtualize:0</text:p>
      <text:p text:style-name="P11"/>
      <text:p text:style-name="P11">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Downloading job input files</text:h>
      <text:h text:style-name="Heading_20_2" text:outline-level="2">Uploading job output files</text:h>
      <text:h text:style-name="Heading_20_2" text:outline-level="2">Modifying the status of a job</text:h>
      <text:p text:style-name="P11">To modify an existing job, we'll PUT a text representation of a job to the URL of our job.</text:p>
      <text:p text:style-name="P11"/>
      <table:table table:name="Table2" table:style-name="Table2">
        <table:table-column table:style-name="Table2.A"/>
        <table:table-column table:style-name="Table2.B"/>
        <table:table-row>
          <table:table-cell table:style-name="Table2.A1" office:value-type="string">
            <text:p text:style-name="P8">URL</text:p>
          </table:table-cell>
          <table:table-cell table:style-name="Table2.B1" office:value-type="string">
            <text:p text:style-name="P8">https://my.server/db/jobs/[identifier]</text:p>
          </table:table-cell>
        </table:table-row>
        <table:table-row>
          <table:table-cell table:style-name="Table2.A2" office:value-type="string">
            <text:p text:style-name="P8">Method</text:p>
          </table:table-cell>
          <table:table-cell table:style-name="Table2.B2" office:value-type="string">
            <text:p text:style-name="P8">PUT</text:p>
          </table:table-cell>
        </table:table-row>
        <table:table-row>
          <table:table-cell table:style-name="Table2.A2" office:value-type="string">
            <text:p text:style-name="P8">Request body</text:p>
          </table:table-cell>
          <table:table-cell table:style-name="Table2.B2" office:value-type="string">
            <text:p text:style-name="P8">TEXT (gridfactory/jobrecord+text)</text:p>
          </table:table-cell>
        </table:table-row>
        <table:table-row>
          <table:table-cell table:style-name="Table2.A4" office:value-type="string">
            <text:p text:style-name="P8">Returns</text:p>
          </table:table-cell>
          <table:table-cell>
            <table:table table:is-sub-table="true">
              <table:table-column table:style-name="Table2.B"/>
              <table:table-row>
                <table:table-cell table:style-name="Table2.B2" office:value-type="string">
                  <text:p text:style-name="P8">201 Created &amp; Location</text:p>
                </table:table-cell>
              </table:table-row>
              <table:table-row>
                <table:table-cell table:style-name="Table2.B2" office:value-type="string">
                  <text:p text:style-name="P8">401 Unauthorized</text:p>
                </table:table-cell>
              </table:table-row>
              <table:table-row>
                <table:table-cell table:style-name="Table2.B2" office:value-type="string">
                  <text:p text:style-name="P8">404 Not Found</text:p>
                </table:table-cell>
              </table:table-row>
              <table:table-row>
                <table:table-cell table:style-name="Table2.B2" office:value-type="string">
                  <text:p text:style-name="P8">415 Unsupported Media Type</text:p>
                </table:table-cell>
              </table:table-row>
            </table:table>
          </table:table-cell>
        </table:table-row>
      </table:table>
      <text:p text:style-name="P10">Table <text:sequence text:ref-name="refTable3" text:name="Table" text:formula="ooow:Table+1" style:num-format="1">4</text:sequence>: Modifying a single job record.</text:p>
      <text:p text:style-name="P4">Since we don't want people to create new job records using PUT, only update existing job records, we'll return a '404 Not' Found error if the resource doesn't already exist.</text:p>
      <text:p text:style-name="P4">Example: </text:p>
      <text:p text:style-name="P12">PUT http://lx08/db/jobs/3b16dcdd-2d5f-11dd-80f2-c3b981785945</text:p>
      <text:p text:style-name="P13"/>
      <text:p text:style-name="P13">csStatus: ready</text:p>
      <text:p text:style-name="P13">- - - - - - - - - - - - - - - - - - - - - - - - </text:p>
      <text:p text:style-name="P13">201 Created</text:p>
      <text:p text:style-name="P4">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1" text:outline-level="1">Bibliography</text:h>
      <text:p text:style-name="P4"><text:reference-mark-start text:name="MOD_GACL"/>MOD_GACL<text:reference-mark-end text:name="MOD_GACL"/>, Frederik Orellana, “Authorization and virtual organisations with Apache, X.509 and GACL”, <text:span text:style-name="T2">in preparation</text:span></text:p>
      <text:p text:style-name="P20"><text:reference-mark-start text:name="REST"/>REST<text:reference-mark-end text:name="REST"/>, RESTful web services are described in e.g.<text:line-break/><text:a xlink:type="simple" xlink:href="http://www.peej.co.uk/articles/restfully-delicious.html">http://www.peej.co.uk/articles/restfully-delicious.html</text:a></text:p>
      <text:p text:style-name="P3"><text:bookmark-start text:name="_PictureBullets"/><draw:frame draw:style-name="fr1" draw:name="graphics1" text:anchor-type="as-char" svg:width="0.397cm" svg:height="0.397cm"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3.175cm" fo:margin-right="0cm" fo:margin-top="0.423cm" fo:margin-bottom="0.106cm" fo:text-align="justify" style:justify-single-word="false" fo:text-indent="0cm" style:auto-text-indent="false"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1.27cm" fo:margin-bottom="1.27cm" fo:margin-left="1.931cm" fo:margin-right="2.00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2cm" style:distance-after-sep="0.102cm" style:adjustment="left" style:rel-width="25%" style:color="#000000"/>
      </style:page-layout-properties>
      <style:header-style/>
      <style:footer-style/>
    </style:page-layout>
    <style:page-layout style:name="pm3">
      <style:page-layout-properties fo:page-width="21.006cm" fo:page-height="29.693cm" style:num-format="1" style:print-orientation="portrait" fo:margin-top="1.27cm" fo:margin-bottom="1.27cm" fo:margin-left="1.958cm" fo:margin-right="2.00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Convert_20_1" style:display-name="Convert 1" style:page-layout-name="pm2"/>
    <style:master-page style:name="Convert_20_2" style:display-name="Convert 2" style:page-layout-name="pm3"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Zoe Ketselidou</meta:initial-creator>
    <meta:creation-date>2006-08-18T01:33:00</meta:creation-date>
    <dc:date>2008-11-04T16:22:09</dc:date>
    <meta:print-date>2006-08-17T20:05:00</meta:print-date>
    <dc:language>en-US</dc:language>
    <meta:editing-cycles>1210</meta:editing-cycles>
    <meta:editing-duration>P7DT14H12M48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5" meta:image-count="1" meta:object-count="0" meta:page-count="7" meta:paragraph-count="191" meta:word-count="1205" meta:character-count="7752"/>
  </office:meta>
</office:document-meta>
</file>